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0.015cm" fo:margin-left="-1.522cm" table:align="left"/>
    </style:style>
    <style:style style:name="Tabla1.A" style:family="table-column">
      <style:table-column-properties style:column-width="3.692cm"/>
    </style:style>
    <style:style style:name="Tabla1.B" style:family="table-column">
      <style:table-column-properties style:column-width="5.316cm"/>
    </style:style>
    <style:style style:name="Tabla1.C" style:family="table-column">
      <style:table-column-properties style:column-width="3.485cm"/>
    </style:style>
    <style:style style:name="Tabla1.D" style:family="table-column">
      <style:table-column-properties style:column-width="7.521cm"/>
    </style:style>
    <style:style style:name="Tabla1.1" style:family="table-row">
      <style:table-row-properties style:min-row-height="1.401cm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c675" officeooo:paragraph-rsid="0011c675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1c675" officeooo:paragraph-rsid="0011c675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232d1" officeooo:paragraph-rsid="001232d1"/>
    </style:style>
    <style:style style:name="P4" style:family="paragraph" style:parent-style-name="Standard">
      <style:text-properties fo:font-size="14pt" officeooo:rsid="001232d1" officeooo:paragraph-rsid="001232d1" style:font-size-asian="12.25pt" style:font-size-complex="14pt"/>
    </style:style>
    <style:style style:name="P5" style:family="paragraph" style:parent-style-name="Standard">
      <style:text-properties fo:font-size="14pt" officeooo:rsid="0012f646" officeooo:paragraph-rsid="0012f646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11c675" officeooo:paragraph-rsid="0011c675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232d1" officeooo:paragraph-rsid="001232d1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9" style:family="paragraph" style:parent-style-name="Standard">
      <style:text-properties fo:font-size="14pt" officeooo:rsid="0012f646" officeooo:paragraph-rsid="0012f646" style:font-size-asian="12.25pt" style:font-size-complex="14pt"/>
    </style:style>
    <style:style style:name="P10" style:family="paragraph" style:parent-style-name="Standard">
      <style:text-properties fo:font-size="14pt" officeooo:rsid="0015d842" officeooo:paragraph-rsid="0015d842" style:font-size-asian="12.25pt" style:font-size-complex="14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officeooo:rsid="001232d1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distintos tipos de datos que existen son: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USO</text:p>
          </table:table-cell>
          <table:table-cell table:style-name="Tabla1.A1" office:value-type="string">
            <text:p text:style-name="P2">TAMAÑO</text:p>
          </table:table-cell>
          <table:table-cell table:style-name="Tabla1.D1" office:value-type="string">
            <text:p text:style-name="P2">RANGO</text:p>
          </table:table-cell>
        </table:table-row>
        <table:table-row>
          <table:table-cell table:style-name="Tabla1.A9" office:value-type="string">
            <text:p text:style-name="P6">byte</text:p>
          </table:table-cell>
          <table:table-cell table:style-name="Tabla1.B2" office:value-type="string">
            <text:p text:style-name="P6">Entero corto</text:p>
          </table:table-cell>
          <table:table-cell table:style-name="Tabla1.C9" office:value-type="string">
            <text:p text:style-name="P6">8 bits</text:p>
          </table:table-cell>
          <table:table-cell table:style-name="Tabla1.D2" office:value-type="string">
            <text:p text:style-name="P6">De -128 a 127</text:p>
          </table:table-cell>
        </table:table-row>
        <table:table-row>
          <table:table-cell table:style-name="Tabla1.A9" office:value-type="string">
            <text:p text:style-name="P6">short</text:p>
          </table:table-cell>
          <table:table-cell table:style-name="Tabla1.B3" office:value-type="string">
            <text:p text:style-name="P6">Entero</text:p>
          </table:table-cell>
          <table:table-cell table:style-name="Tabla1.C9" office:value-type="string">
            <text:p text:style-name="P6">16 bits</text:p>
          </table:table-cell>
          <table:table-cell table:style-name="Tabla1.D3" office:value-type="string">
            <text:p text:style-name="P6">De -32768 a 32767 </text:p>
          </table:table-cell>
        </table:table-row>
        <table:table-row>
          <table:table-cell table:style-name="Tabla1.A9" office:value-type="string">
            <text:p text:style-name="P6">int</text:p>
          </table:table-cell>
          <table:table-cell table:style-name="Tabla1.B4" office:value-type="string">
            <text:p text:style-name="P6">Entero</text:p>
          </table:table-cell>
          <table:table-cell table:style-name="Tabla1.C9" office:value-type="string">
            <text:p text:style-name="P6">32 bits</text:p>
          </table:table-cell>
          <table:table-cell table:style-name="Tabla1.D4" office:value-type="string">
            <text:p text:style-name="P6">De -2147483648 a 2147483647 </text:p>
          </table:table-cell>
        </table:table-row>
        <table:table-row>
          <table:table-cell table:style-name="Tabla1.A9" office:value-type="string">
            <text:p text:style-name="P6">long</text:p>
          </table:table-cell>
          <table:table-cell table:style-name="Tabla1.B5" office:value-type="string">
            <text:p text:style-name="P6">Entero largo</text:p>
          </table:table-cell>
          <table:table-cell table:style-name="Tabla1.C9" office:value-type="string">
            <text:p text:style-name="P6">64 bits</text:p>
          </table:table-cell>
          <table:table-cell table:style-name="Tabla1.D5" office:value-type="string">
            <text:p text:style-name="P8"><text:span text:style-name="T1">±</text:span> <text:span text:style-name="T2">9223372036854775808</text:span></text:p>
          </table:table-cell>
        </table:table-row>
        <table:table-row>
          <table:table-cell table:style-name="Tabla1.A9" office:value-type="string">
            <text:p text:style-name="P6">float</text:p>
          </table:table-cell>
          <table:table-cell table:style-name="Tabla1.B6" office:value-type="string">
            <text:p text:style-name="P6">Real precisión sencilla</text:p>
          </table:table-cell>
          <table:table-cell table:style-name="Tabla1.C9" office:value-type="string">
            <text:p text:style-name="P6">32 bits</text:p>
          </table:table-cell>
          <table:table-cell table:style-name="Tabla1.D6" office:value-type="string">
            <text:p text:style-name="P7">De -10<text:span text:style-name="T3">32</text:span> a 10<text:span text:style-name="T3">32</text:span></text:p>
          </table:table-cell>
        </table:table-row>
        <table:table-row>
          <table:table-cell table:style-name="Tabla1.A9" office:value-type="string">
            <text:p text:style-name="P6">double</text:p>
          </table:table-cell>
          <table:table-cell table:style-name="Tabla1.B7" office:value-type="string">
            <text:p text:style-name="P6">Real precisión doble</text:p>
          </table:table-cell>
          <table:table-cell table:style-name="Tabla1.C9" office:value-type="string">
            <text:p text:style-name="P6">64 bits</text:p>
          </table:table-cell>
          <table:table-cell table:style-name="Tabla1.D7" office:value-type="string">
            <text:p text:style-name="P7">De -10<text:span text:style-name="T3">300</text:span> a 10<text:span text:style-name="T3">300</text:span></text:p>
          </table:table-cell>
        </table:table-row>
        <table:table-row>
          <table:table-cell table:style-name="Tabla1.A9" office:value-type="string">
            <text:p text:style-name="P6">boolean</text:p>
          </table:table-cell>
          <table:table-cell table:style-name="Tabla1.B8" office:value-type="string">
            <text:p text:style-name="P6">lógico</text:p>
          </table:table-cell>
          <table:table-cell table:style-name="Tabla1.C9" office:value-type="string">
            <text:p text:style-name="P6">1 bit</text:p>
          </table:table-cell>
          <table:table-cell table:style-name="Tabla1.D8" office:value-type="string">
            <text:p text:style-name="P7">True o false (Verdadero o falso)</text:p>
          </table:table-cell>
        </table:table-row>
        <table:table-row>
          <table:table-cell table:style-name="Tabla1.A9" office:value-type="string">
            <text:p text:style-name="P6">char</text:p>
          </table:table-cell>
          <table:table-cell table:style-name="Tabla1.B9" office:value-type="string">
            <text:p text:style-name="P6">texto</text:p>
          </table:table-cell>
          <table:table-cell table:style-name="Tabla1.C9" office:value-type="string">
            <text:p text:style-name="P6">16 bits</text:p>
          </table:table-cell>
          <table:table-cell table:style-name="Tabla1.D9" office:value-type="string">
            <text:p text:style-name="P7">Cualquier carácter (a ñ &amp; ! $ t)</text:p>
          </table:table-cell>
        </table:table-row>
      </table:table>
      <text:p text:style-name="P1"><text:tab/><text:tab/><text:tab/><text:tab/><text:tab/><text:tab/><text:tab/><text:tab/><text:tab/></text:p>
      <text:p text:style-name="P3"/>
      <text:p text:style-name="P4">El tamaño especifica cuánto ocupa en memoria y el rango los valores que puede almacenar cada tipo. </text:p>
      <text:p text:style-name="P4"/>
      <text:p text:style-name="P4">El <text:span text:style-name="T4">desbordamiento</text:span> de memoria ocurre cuando un dato ocupa más espacio del asignado. El espacio estra se tomaría de la memoria adyacente, ocupándola.</text:p>
      <text:p text:style-name="P4"/>
      <text:p text:style-name="P5">Y es aquí donde aparece el problema: desconocemos qué es lo que había almacenado en la porción extra de memoria que hemos sobreescrito. Quizás tengamos suerte de que esté vacío, o por el contrario, podríamos estar destruyendo algún dato importante.</text:p>
      <text:p text:style-name="P5"/>
      <text:p text:style-name="P5">En Java no existe el desbordamiento de memoria, ya que al ser un lenguaje con fuerte control de tipos, impide que se puedan realizar operaciones con desbordamiento.</text:p>
      <text:p text:style-name="P5"/>
      <text:p text:style-name="P5">Por ejemplo:</text:p>
      <text:p text:style-name="P5"/>
      <text:p text:style-name="P5">Impide que a un tipo byte le asignemos un valor fuera de rango (de -128 a 127):</text:p>
      <text:p text:style-name="P5"/>
      <text:p text:style-name="P5">byte a = 300;</text:p>
      <text:p text:style-name="P5"/>
      <text:p text:style-name="P5"/>
      <text:p text:style-name="P5">A continuación, tenéis el enunciado de un ejercicio sobre desbordamiento: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j1 Extra.</text:p>
      <text:p text:style-name="P5"/>
      <text:p text:style-name="P5">Sabemos que el tipo short puede almacenar valores entre -32768 y 32767.</text:p>
      <text:p text:style-name="P5"/>
      <text:p text:style-name="P5"/>
      <text:p text:style-name="P5">Parte 1) Crea un tipo short llamado num y asignale el valor 32800. ¿Qué ocurre al ejecutar el programa?</text:p>
      <text:p text:style-name="P5"/>
      <text:p text:style-name="P10">Da un error, porque se pasa de la capacidad del short</text:p>
      <text:p text:style-name="P5"/>
      <text:p text:style-name="P5">Parte 2) Escribe un programa que compruebe que el rango de valores de un tipo se comporta de forma cíclica (el valor siguiente al máximo es el valor mínimo y viceversa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21:41:33.695000000</meta:creation-date>
    <dc:date>2018-09-21T19:02:56.116000000</dc:date>
    <meta:editing-duration>PT35M50S</meta:editing-duration>
    <meta:editing-cycles>2</meta:editing-cycles>
    <meta:generator>LibreOffice/5.1.4.2$Windows_X86_64 LibreOffice_project/f99d75f39f1c57ebdd7ffc5f42867c12031db97a</meta:generator>
    <meta:document-statistic meta:table-count="1" meta:image-count="0" meta:object-count="0" meta:page-count="2" meta:paragraph-count="51" meta:word-count="301" meta:character-count="1669" meta:non-whitespace-character-count="1406"/>
  </office:meta>
</office:document-meta>
</file>